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 table:number-columns-spanned="1" table:number-rows-spanned="14">
            <text:p>span1</text:p>
          </table:table-cell>
          <table:table-cell table:style-name="ce1" office:value-type="string" calcext:value-type="string" table:number-columns-spanned="1" table:number-rows-spanned="7">
            <text:p>span2</text:p>
          </table:table-cell>
          <table:table-cell office:value-type="string" calcext:value-type="string" table:number-columns-spanned="1" table:number-rows-spanned="3">
            <text:p>span3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span4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4"/>
          <table:table-cell office:value-type="string" calcext:value-type="string">
            <text:p>zzzzz</text:p>
          </table:table-cell>
          <table:table-cell table:number-columns-repeated="4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ggggg</text:p>
          </table:table-cell>
          <table:table-cell table:number-columns-repeated="7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2">
            <text:p>span5</text:p>
          </table:table-cell>
          <table:table-cell office:value-type="string" calcext:value-type="string" table:number-columns-spanned="1" table:number-rows-spanned="5">
            <text:p>span6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ooooo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6"/>
          <table:table-cell office:value-type="string" calcext:value-type="string">
            <text:p>aaaaa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span7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7">
            <text:p>span8</text:p>
          </table:table-cell>
          <table:covered-table-cell table:number-columns-repeated="2"/>
          <table:table-cell office:value-type="string" calcext:value-type="string">
            <text:p>fffff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table:number-columns-repeated="5"/>
          <table:table-cell office:value-type="string" calcext:value-type="string">
            <text:p>ccccc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span9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span10</text:p>
          </table:table-cell>
          <table:table-cell office:value-type="string" calcext:value-type="string" table:number-columns-spanned="1" table:number-rows-spanned="5">
            <text:p>span11</text:p>
          </table:table-cell>
          <table:table-cell table:number-columns-repeated="3"/>
          <table:table-cell office:value-type="string" calcext:value-type="string">
            <text:p>wwwww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8">
            <text:p>span13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style-name="ce1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span12</text:p>
          </table:table-cell>
          <table:table-cell table:number-columns-repeated="7"/>
          <table:table-cell office:value-type="string" calcext:value-type="string">
            <text:p>jjjjj</text:p>
          </table:table-cell>
          <table:table-cell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span14</text:p>
          </table:table-cell>
          <table:table-cell office:value-type="string" calcext:value-type="string" table:number-columns-spanned="1" table:number-rows-spanned="3">
            <text:p>span15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4">
            <text:p>span16</text:p>
          </table:table-cell>
          <table:covered-table-cell/>
          <table:table-cell office:value-type="string" calcext:value-type="string" table:number-columns-spanned="1" table:number-rows-spanned="4">
            <text:p>span17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3"/>
          <table:table-cell office:value-type="string" calcext:value-type="string">
            <text:p>nnnnn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 style:data-style-name="N2" text:time-value="12:31:43.44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2:28:47.515000000</meta:creation-date>
    <dc:date>2024-12-07T13:04:56.449000000</dc:date>
    <meta:editing-duration>PT34M17S</meta:editing-duration>
    <meta:editing-cycles>7</meta:editing-cycles>
    <meta:generator>LibreOffice/24.8.3.2$Windows_X86_64 LibreOffice_project/48a6bac9e7e268aeb4c3483fcf825c94556d9f92</meta:generator>
    <meta:document-statistic meta:table-count="1" meta:cell-count="26" meta:object-count="0"/>
  </office:meta>
</office:document-meta>
</file>